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9.75pt" fo:letter-spacing="normal" fo:font-style="normal" fo:font-weight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transparent" loext:char-shading-value="0"/>
    </style:style>
    <style:style style:name="T5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0684859" text:style-name="L1">
        <text:list-item>
          <text:p text:style-name="P4"><text:bookmark text:name="dhtml_Modulo"/>AULA 18 - Análise de Ishikawa</text:p>
        </text:list-item>
      </text:list>
      <text:p text:style-name="Standard">TESTE REALIZADO</text:p>
      <text:p text:style-name="Standard"/>
      <text:p text:style-name="Standard"><text:s/></text:p>
      <text:p text:style-name="P2">Questão1 <text:s/></text:p>
      <text:p text:style-name="Standard"><text:s/></text:p>
      <text:p text:style-name="Standard"><text:s text:c="3"/>Após a definição das etapas do processo, inicia-se a geração de ideias.</text:p>
      <text:p text:style-name="Standard"><text:s/></text:p>
      <text:p text:style-name="P2">1 - V</text:p>
      <text:p text:style-name="P1">2 - F</text:p>
      <text:p text:style-name="Standard"><text:s/></text:p>
      <text:p text:style-name="P2">Sua resposta: V</text:p>
      <text:p text:style-name="Standard">Valor: Resposta Errada - Consulte a página 4</text:p>
      <text:p text:style-name="Standard">Valor recebido: 0.00</text:p>
      <text:p text:style-name="Standard"/>
      <text:p text:style-name="P1"/>
      <text:p text:style-name="P1">Questão4 <text:s/></text:p>
      <text:p text:style-name="P1"><text:s/></text:p>
      <text:p text:style-name="Standard"><text:s text:c="3"/>Quando o grupo completar os 4Ms da primeira etapa do processo, o facilitador começa a fazer perguntas para completar a segunda etap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Standard"><text:s/></text:p>
      <text:p text:style-name="P1">Questão2 <text:s/></text:p>
      <text:p text:style-name="Standard"><text:s/></text:p>
      <text:p text:style-name="Standard"><text:s text:c="3"/>Quando o diagrama estiver completo, é necessário que o grupo o abandone por alguns dias para que novas ideias surjam e sejam colocadas também no diagram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/>
      <text:p text:style-name="Standard">Questão2 <text:s/></text:p>
      <text:p text:style-name="Standard"><text:s/></text:p>
      <text:p text:style-name="Standard"><text:s text:c="3"/>O Plano de Análise de Causas utiliza o lado esquerdo, ou lógico, do cérebro.</text:p>
      <text:p text:style-name="Standard"><text:s/></text:p>
      <text:p text:style-name="Standard">1 - V</text:p>
      <text:p text:style-name="Standard">2 - F</text:p>
      <text:p text:style-name="Standard"><text:s/></text:p>
      <text:p text:style-name="P1"><text:soft-page-break/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Standard">Questão1 <text:s/></text:p>
      <text:p text:style-name="Standard"><text:s/></text:p>
      <text:p text:style-name="Standard"><text:s text:c="3"/>A Análise de Ishikawa é usada para levantar e relacionar as causas de um determinado efeito.</text:p>
      <text:p text:style-name="Standard"><text:s/></text:p>
      <text:p text:style-name="P1">1 - V</text:p>
      <text:p text:style-name="Standard">2 - F</text:p>
      <text:p text:style-name="Standard"><text:s/></text:p>
      <text:p text:style-name="Standard">Sua resposta: V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Cada uma das etapas do processo deve receber os 4Ms nos vértices da respectiva folha : Maq, Mdo, Mat e Met. Cada um deles é ligado por uma seta com o nome da etapa.</text:p>
      <text:p text:style-name="Standard"><text:s/></text:p>
      <text:p text:style-name="Standard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Um Diagrama de Ishikawa com poucos detalhes indica que o grupo foi mal selecionado. Eles possuem pouco conhecimento do problema analisado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5 <text:s/></text:p>
      <text:p text:style-name="P2"><text:s/></text:p>
      <text:p text:style-name="Standard"><text:s text:c="3"/>A Análise de Ishikawa fica concluída quando terminar o desenho do diagrama.</text:p>
      <text:p text:style-name="Standard"><text:soft-page-break/><text:s/></text:p>
      <text:p text:style-name="P2">1 - V</text:p>
      <text:p text:style-name="P1">2 - F</text:p>
      <text:p text:style-name="Standard"><text:s/></text:p>
      <text:p text:style-name="P2">Sua resposta: V</text:p>
      <text:p text:style-name="Standard">Valor: Resposta Errada - Consulte a página 4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O Diagrama de Ishikawa serve como uma ferramenta muito útil na coleta de informações sobre um determinado problem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7 <text:s/></text:p>
      <text:p text:style-name="Standard"><text:s/></text:p>
      <text:p text:style-name="Standard"><text:s text:c="3"/>Para preencher cada um dos M de uma etapa, o facilitador faz uma série de perguntas ao grupo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/></text:p>
      <text:p text:style-name="Standard"><text:s text:c="3"/>Entende-se por etapa de um processo todo conjunto de atividades que, após sua realização, permite que o processo seja interrompido, sem prejuízo para o produto final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Para examinar as causas do Plano de Análise de Causas, é utilizado apenas o histograma.</text:p>
      <text:p text:style-name="Standard"><text:s/></text:p>
      <text:p text:style-name="P2">1 - V</text:p>
      <text:p text:style-name="P1">2 - F</text:p>
      <text:p text:style-name="Standard"><text:s/></text:p>
      <text:p text:style-name="P2">Sua resposta: V</text:p>
      <text:p text:style-name="Standard">Valor: Resposta Errada - Consulte a página 4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A Análise de Ishikawa serve também para estudar as causas de um resultado melhor do que o esperado, para poder repeti-las em outras situações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7</text:p>
      <text:p text:style-name="Standard">Total de itens errados: 3</text:p>
      <text:p text:style-name="Standard"><text:s/></text:p>
      <text:p text:style-name="Standard">Nota obtida no teste: 70.00 / 100</text:p>
      <text:p text:style-name="Standard"/>
      <text:p text:style-name="P1"/>
      <text:p text:style-name="P1">Questão7 <text:s/></text:p>
      <text:p text:style-name="Standard"><text:s/></text:p>
      <text:p text:style-name="Standard"><text:s text:c="3"/>Para classificar as causas primárias no Diagrama de Ishikawa, pode utilizar os 4Ms : Máquinas, Mão-de-Obra, Materiais e Métodos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P1"><text:soft-page-break/>Questão10 <text:s/></text:p>
      <text:p text:style-name="Standard"><text:s/></text:p>
      <text:p text:style-name="Standard"><text:s text:c="3"/>No Plano de Análise de Causas, os participantes indicam quais causas do diagrama podem estar ocasionando o efeito em estudo. Elas são assinaladas a cores no diagram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Correta</text:p>
      <text:p text:style-name="Standard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6:00:29.492568571</meta:creation-date>
    <dc:date>2023-05-22T06:24:30.142030122</dc:date>
    <meta:editing-duration>PT24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77" meta:word-count="585" meta:character-count="3289" meta:non-whitespace-character-count="2673"/>
  </office:meta>
</office:document-meta>
</file>